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font-style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Speakers</text:span><text:line-break/><text:line-break/>Vincent Beffara <text:span text:style-name="T1">(ENS, Lyon)</text:span> <text:line-break/>Philippe Biane <text:span text:style-name="T1">(Universitè Paris-Est)</text:span> <text:line-break/>Pavel Bleher <text:span text:style-name="T1">(IUPUI, Indianapolis)</text:span> <text:line-break/>Luigi Cantini <text:span text:style-name="T1">(Universitè Cergy-Pontoise)</text:span> <text:line-break/>Mihai Ciucu <text:span text:style-name="T1">(University of Indiana, Bloomington)</text:span> <text:line-break/>Sylvie Corteel <text:span text:style-name="T1">(CNRS-Diderot, Paris 7)</text:span> <text:line-break/>Jan De Gier <text:span text:style-name="T1">(University of Melbourne)</text:span> <text:line-break/>Gesualdo Delfino  <text:span text:style-name="T1">(SISSA, Trieste)</text:span> <text:line-break/>Philippe Di Francesco <text:span text:style-name="T1">(CEA-Saclay)</text:span> <text:line-break/>Frank Göhmann <text:span text:style-name="T1">(University of Wuppertal)</text:span> <text:line-break/>Tony Guttmann <text:span text:style-name="T1">(University of Melbourne)</text:span> <text:line-break/>Kurt Johansson <text:span text:style-name="T1">(Royal Institute of Technology, Stockholm)</text:span> <text:line-break/>Rinat Kedem <text:span text:style-name="T1">(University of Illinois at Urbana-Champaign)</text:span> <text:line-break/>Kalle Kytölä <text:span text:style-name="T1">(Aalto University)</text:span> <text:line-break/>Soichi Okada <text:span text:style-name="T1">(Nagoya University)</text:span> <text:line-break/>Greta Panova <text:span text:style-name="T1">(University of Pennsylvania)</text:span> <text:line-break/>Hjalmar Rosengren <text:span text:style-name="T1">(Chalmers University of Technology)</text:span> <text:line-break/>Fedor Smirnov <text:span text:style-name="T1">(CNRS-UPMC, Paris 6)</text:span> <text:line-break/>Jessica Striker <text:span text:style-name="T1">(North Dakota State University)</text:span> <text:line-break/>Robert Weston <text:span text:style-name="T1">(Heriot-Watt University, Edinburgh)</text:span> 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7T18:25:54.939278051</meta:creation-date>
    <dc:date>2023-05-17T18:27:12.601325229</dc:date>
    <meta:editing-duration>PT1M17S</meta:editing-duration>
    <meta:editing-cycles>1</meta:editing-cycles>
    <meta:document-statistic meta:table-count="0" meta:image-count="0" meta:object-count="0" meta:page-count="1" meta:paragraph-count="1" meta:word-count="101" meta:character-count="858" meta:non-whitespace-character-count="735"/>
    <meta:generator>LibreOffice/6.4.7.2$Linux_X86_64 LibreOffice_project/40$Build-2</meta:generator>
  </office:meta>
</office:document-meta>
</file>